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Danvill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77">
            <text:p>577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02">
            <text:p>402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544">
            <text:p>544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910">
            <text:p>1910</text:p>
          </table:table-cell>
          <table:table-cell table:style-name="ce23" office:value-type="float" office:value="60">
            <text:p>6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3">
            <text:p>4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59">
            <text:p>25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894">
            <text:p>89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01">
            <text:p>201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995">
            <text:p>1995</text:p>
          </table:table-cell>
          <table:table-cell table:style-name="ce23" office:value-type="float" office:value="34">
            <text:p>3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545">
            <text:p>3545</text:p>
          </table:table-cell>
          <table:table-cell table:style-name="ce23" office:value-type="float" office:value="110">
            <text:p>1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5455">
            <text:p>5455</text:p>
          </table:table-cell>
          <table:table-cell table:style-name="ce23" office:value-type="float" office:value="170">
            <text:p>170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